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16in"/>
    </style:style>
    <style:style style:name="co2" style:family="table-column">
      <style:table-column-properties fo:break-before="auto" style:column-width="0.8646in"/>
    </style:style>
    <style:style style:name="co3" style:family="table-column">
      <style:table-column-properties fo:break-before="auto" style:column-width="2.9839in"/>
    </style:style>
    <style:style style:name="co4" style:family="table-column">
      <style:table-column-properties fo:break-before="auto" style:column-width="3.6181in"/>
    </style:style>
    <style:style style:name="co5" style:family="table-column">
      <style:table-column-properties fo:break-before="auto" style:column-width="0.428in"/>
    </style:style>
    <style:style style:name="co6" style:family="table-column">
      <style:table-column-properties fo:break-before="auto" style:column-width="0.6791in"/>
    </style:style>
    <style:style style:name="co7" style:family="table-column">
      <style:table-column-properties fo:break-before="auto" style:column-width="0.5043in"/>
    </style:style>
    <style:style style:name="co8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6" number:truncate-on-overflow="false">
      <number:hours number:style="long"/>
      <number:text>:</number:text>
      <number:minutes number:style="long"/>
      <number:text>:</number:text>
      <number:seconds number:style="long" number:decimal-places="2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>
            <text:p>Sample#</text:p>
          </table:table-cell>
          <table:table-cell table:style-name="ce1" office:value-type="string">
            <text:p>Start Time</text:p>
          </table:table-cell>
          <table:table-cell table:style-name="ce1" office:value-type="string">
            <text:p>Thread N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Sample Time(ms)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Bytes</text:p>
          </table:table-cell>
          <table:table-cell table:style-name="ce1" table:number-columns-repeated="1017"/>
        </table:table-row>
        <table:table-row table:style-name="ro1">
          <table:table-cell office:value-type="float" office:value="1">
            <text:p>1</text:p>
          </table:table-cell>
          <table:table-cell office:value-type="time" office:time-value="PT15H44M56.477S">
            <text:p>15:44:56.48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">
            <text:p>2</text:p>
          </table:table-cell>
          <table:table-cell office:value-type="time" office:time-value="PT15H44M56.432S">
            <text:p>15:44:56.4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32">
            <text:p>3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">
            <text:p>3</text:p>
          </table:table-cell>
          <table:table-cell office:value-type="time" office:time-value="PT15H44M56.533S">
            <text:p>15:44:56.5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4">
            <text:p>4</text:p>
          </table:table-cell>
          <table:table-cell office:value-type="time" office:time-value="PT15H44M56.591S">
            <text:p>15:44:56.59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5">
            <text:p>5</text:p>
          </table:table-cell>
          <table:table-cell office:value-type="time" office:time-value="PT15H44M56.655S">
            <text:p>15:44:56.6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6">
            <text:p>6</text:p>
          </table:table-cell>
          <table:table-cell office:value-type="time" office:time-value="PT15H44M56.707S">
            <text:p>15:44:56.7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">
            <text:p>7</text:p>
          </table:table-cell>
          <table:table-cell office:value-type="time" office:time-value="PT15H44M56.76S">
            <text:p>15:44:56.76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">
            <text:p>8</text:p>
          </table:table-cell>
          <table:table-cell office:value-type="time" office:time-value="PT15H44M56.813S">
            <text:p>15:44:56.8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">
            <text:p>9</text:p>
          </table:table-cell>
          <table:table-cell office:value-type="time" office:time-value="PT15H44M56.864S">
            <text:p>15:44:56.86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">
            <text:p>10</text:p>
          </table:table-cell>
          <table:table-cell office:value-type="time" office:time-value="PT15H44M56.918S">
            <text:p>15:44:56.9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">
            <text:p>11</text:p>
          </table:table-cell>
          <table:table-cell office:value-type="time" office:time-value="PT15H44M56.969S">
            <text:p>15:44:56.97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">
            <text:p>12</text:p>
          </table:table-cell>
          <table:table-cell office:value-type="time" office:time-value="PT15H44M56.87S">
            <text:p>15:44:56.8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do</text:p>
          </table:table-cell>
          <table:table-cell office:value-type="float" office:value="108">
            <text:p>108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3">
            <text:p>13</text:p>
          </table:table-cell>
          <table:table-cell office:value-type="time" office:time-value="PT15H44M56.51S">
            <text:p>15:44:56.51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do</text:p>
          </table:table-cell>
          <table:table-cell office:value-type="float" office:value="482">
            <text:p>482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4">
            <text:p>14</text:p>
          </table:table-cell>
          <table:table-cell office:value-type="time" office:time-value="PT15H44M57.035S">
            <text:p>15:44:57.0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">
            <text:p>15</text:p>
          </table:table-cell>
          <table:table-cell office:value-type="time" office:time-value="PT15H44M56.766S">
            <text:p>15:44:56.77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do</text:p>
          </table:table-cell>
          <table:table-cell office:value-type="float" office:value="290">
            <text:p>290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6">
            <text:p>16</text:p>
          </table:table-cell>
          <table:table-cell office:value-type="time" office:time-value="PT15H44M56.819S">
            <text:p>15:44:56.82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do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7">
            <text:p>17</text:p>
          </table:table-cell>
          <table:table-cell office:value-type="time" office:time-value="PT15H44M57.087S">
            <text:p>15:44:57.0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">
            <text:p>18</text:p>
          </table:table-cell>
          <table:table-cell office:value-type="time" office:time-value="PT15H44M56.713S">
            <text:p>15:44:56.7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do</text:p>
          </table:table-cell>
          <table:table-cell office:value-type="float" office:value="393">
            <text:p>393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19">
            <text:p>19</text:p>
          </table:table-cell>
          <table:table-cell office:value-type="time" office:time-value="PT15H44M56.66S">
            <text:p>15:44:56.6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do</text:p>
          </table:table-cell>
          <table:table-cell office:value-type="float" office:value="480">
            <text:p>480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0">
            <text:p>20</text:p>
          </table:table-cell>
          <table:table-cell office:value-type="time" office:time-value="PT15H44M57.15S">
            <text:p>15:44:57.1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1">
            <text:p>21</text:p>
          </table:table-cell>
          <table:table-cell office:value-type="time" office:time-value="PT15H44M56.597S">
            <text:p>15:44:56.6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do</text:p>
          </table:table-cell>
          <table:table-cell office:value-type="float" office:value="585">
            <text:p>585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2">
            <text:p>22</text:p>
          </table:table-cell>
          <table:table-cell office:value-type="time" office:time-value="PT15H44M57.199S">
            <text:p>15:44:57.20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3">
            <text:p>23</text:p>
          </table:table-cell>
          <table:table-cell office:value-type="time" office:time-value="PT15H44M56.542S">
            <text:p>15:44:56.54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do</text:p>
          </table:table-cell>
          <table:table-cell office:value-type="float" office:value="687">
            <text:p>687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24">
            <text:p>24</text:p>
          </table:table-cell>
          <table:table-cell office:value-type="time" office:time-value="PT15H44M57.255S">
            <text:p>15:44:57.2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5">
            <text:p>25</text:p>
          </table:table-cell>
          <table:table-cell office:value-type="time" office:time-value="PT15H44M57.158S">
            <text:p>15:44:57.16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do</text:p>
          </table:table-cell>
          <table:table-cell office:value-type="float" office:value="101">
            <text:p>101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26">
            <text:p>26</text:p>
          </table:table-cell>
          <table:table-cell office:value-type="time" office:time-value="PT15H44M57.302S">
            <text:p>15:44:57.30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7">
            <text:p>27</text:p>
          </table:table-cell>
          <table:table-cell office:value-type="time" office:time-value="PT15H44M57.149S">
            <text:p>15:44:57.15</text:p>
          </table:table-cell>
          <table:table-cell office:value-type="string">
            <text:p>Information Sharing for User Participants 1-5</text:p>
          </table:table-cell>
          <table:table-cell office:value-type="string">
            <text:p>/;jsessionid=8950E2D367D406052CD72DBAD996E8B5</text:p>
          </table:table-cell>
          <table:table-cell office:value-type="float" office:value="168">
            <text:p>168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28">
            <text:p>28</text:p>
          </table:table-cell>
          <table:table-cell office:value-type="time" office:time-value="PT15H44M57.11S">
            <text:p>15:44:57.11</text:p>
          </table:table-cell>
          <table:table-cell office:value-type="string">
            <text:p>Information Sharing for User Participants 1-6</text:p>
          </table:table-cell>
          <table:table-cell office:value-type="string">
            <text:p>/;jsessionid=8950E2D367D406052CD72DBAD996E8B5</text:p>
          </table:table-cell>
          <table:table-cell office:value-type="float" office:value="215">
            <text:p>215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29">
            <text:p>29</text:p>
          </table:table-cell>
          <table:table-cell office:value-type="time" office:time-value="PT15H44M57.354S">
            <text:p>15:44:57.35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0">
            <text:p>30</text:p>
          </table:table-cell>
          <table:table-cell office:value-type="time" office:time-value="PT15H44M57.073S">
            <text:p>15:44:57.07</text:p>
          </table:table-cell>
          <table:table-cell office:value-type="string">
            <text:p>Information Sharing for User Participants 1-8</text:p>
          </table:table-cell>
          <table:table-cell office:value-type="string">
            <text:p>/;jsessionid=8950E2D367D406052CD72DBAD996E8B5</text:p>
          </table:table-cell>
          <table:table-cell office:value-type="float" office:value="306">
            <text:p>306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31">
            <text:p>31</text:p>
          </table:table-cell>
          <table:table-cell office:value-type="time" office:time-value="PT15H44M57.405S">
            <text:p>15:44:57.4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2">
            <text:p>32</text:p>
          </table:table-cell>
          <table:table-cell office:value-type="time" office:time-value="PT15H44M57.059S">
            <text:p>15:44:57.06</text:p>
          </table:table-cell>
          <table:table-cell office:value-type="string">
            <text:p>Information Sharing for User Participants 1-7</text:p>
          </table:table-cell>
          <table:table-cell office:value-type="string">
            <text:p>/;jsessionid=8950E2D367D406052CD72DBAD996E8B5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33">
            <text:p>33</text:p>
          </table:table-cell>
          <table:table-cell office:value-type="time" office:time-value="PT15H44M56.507S">
            <text:p>15:44:56.51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do</text:p>
          </table:table-cell>
          <table:table-cell office:value-type="float" office:value="946">
            <text:p>946</text:p>
          </table:table-cell>
          <table:table-cell office:value-type="string">
            <text:p>Success</text:p>
          </table:table-cell>
          <table:table-cell office:value-type="float" office:value="26324">
            <text:p>26324</text:p>
          </table:table-cell>
          <table:table-cell table:number-columns-repeated="1017"/>
        </table:table-row>
        <table:table-row table:style-name="ro1">
          <table:table-cell office:value-type="float" office:value="34">
            <text:p>34</text:p>
          </table:table-cell>
          <table:table-cell office:value-type="time" office:time-value="PT15H44M57.454S">
            <text:p>15:44:57.4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35">
            <text:p>35</text:p>
          </table:table-cell>
          <table:table-cell office:value-type="time" office:time-value="PT15H44M57.04S">
            <text:p>15:44:57.0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do</text:p>
          </table:table-cell>
          <table:table-cell office:value-type="float" office:value="435">
            <text:p>435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36">
            <text:p>36</text:p>
          </table:table-cell>
          <table:table-cell office:value-type="time" office:time-value="PT15H44M56.995S">
            <text:p>15:44:57.00</text:p>
          </table:table-cell>
          <table:table-cell office:value-type="string">
            <text:p>Information Sharing for User Participants 1-1</text:p>
          </table:table-cell>
          <table:table-cell office:value-type="string">
            <text:p>/;jsessionid=8950E2D367D406052CD72DBAD996E8B5</text:p>
          </table:table-cell>
          <table:table-cell office:value-type="float" office:value="541">
            <text:p>54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37">
            <text:p>37</text:p>
          </table:table-cell>
          <table:table-cell office:value-type="time" office:time-value="PT15H44M57.092S">
            <text:p>15:44:57.0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do</text:p>
          </table:table-cell>
          <table:table-cell office:value-type="float" office:value="460">
            <text:p>46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38">
            <text:p>38</text:p>
          </table:table-cell>
          <table:table-cell office:value-type="time" office:time-value="PT15H44M56.982S">
            <text:p>15:44:56.98</text:p>
          </table:table-cell>
          <table:table-cell office:value-type="string">
            <text:p>Information Sharing for User Participants 1-9</text:p>
          </table:table-cell>
          <table:table-cell office:value-type="string">
            <text:p>/;jsessionid=8950E2D367D406052CD72DBAD996E8B5</text:p>
          </table:table-cell>
          <table:table-cell office:value-type="float" office:value="580">
            <text:p>58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39">
            <text:p>39</text:p>
          </table:table-cell>
          <table:table-cell office:value-type="time" office:time-value="PT15H44M56.976S">
            <text:p>15:44:56.98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do</text:p>
          </table:table-cell>
          <table:table-cell office:value-type="float" office:value="595">
            <text:p>595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0">
            <text:p>40</text:p>
          </table:table-cell>
          <table:table-cell office:value-type="time" office:time-value="PT15H44M57.459S">
            <text:p>15:44:57.4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do</text:p>
          </table:table-cell>
          <table:table-cell office:value-type="float" office:value="199">
            <text:p>19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1">
            <text:p>41</text:p>
          </table:table-cell>
          <table:table-cell office:value-type="time" office:time-value="PT15H44M57.444S">
            <text:p>15:44:57.44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280">
            <text:p>28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42">
            <text:p>42</text:p>
          </table:table-cell>
          <table:table-cell office:value-type="time" office:time-value="PT15H44M57.726S">
            <text:p>15:44:57.73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43">
            <text:p>43</text:p>
          </table:table-cell>
          <table:table-cell office:value-type="time" office:time-value="PT15H44M57.456S">
            <text:p>15:44:57.46</text:p>
          </table:table-cell>
          <table:table-cell office:value-type="string">
            <text:p>Information Sharing for User Participants 1-2</text:p>
          </table:table-cell>
          <table:table-cell office:value-type="string">
            <text:p>/;jsessionid=8950E2D367D406052CD72DBAD996E8B5</text:p>
          </table:table-cell>
          <table:table-cell office:value-type="float" office:value="283">
            <text:p>283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44">
            <text:p>44</text:p>
          </table:table-cell>
          <table:table-cell office:value-type="time" office:time-value="PT15H44M57.737S">
            <text:p>15:44:57.74</text:p>
          </table:table-cell>
          <table:table-cell office:value-type="string">
            <text:p>Information Sharing for User Participants 1-7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45">
            <text:p>45</text:p>
          </table:table-cell>
          <table:table-cell office:value-type="time" office:time-value="PT15H44M57.411S">
            <text:p>15:44:57.4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do</text:p>
          </table:table-cell>
          <table:table-cell office:value-type="float" office:value="340">
            <text:p>34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46">
            <text:p>46</text:p>
          </table:table-cell>
          <table:table-cell office:value-type="time" office:time-value="PT15H44M57.329S">
            <text:p>15:44:57.33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438">
            <text:p>438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47">
            <text:p>47</text:p>
          </table:table-cell>
          <table:table-cell office:value-type="time" office:time-value="PT15H44M57.769S">
            <text:p>15:44:57.77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48">
            <text:p>48</text:p>
          </table:table-cell>
          <table:table-cell office:value-type="time" office:time-value="PT15H44M57.779S">
            <text:p>15:44:57.78</text:p>
          </table:table-cell>
          <table:table-cell office:value-type="string">
            <text:p>Information Sharing for User Participants 1-6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49">
            <text:p>49</text:p>
          </table:table-cell>
          <table:table-cell office:value-type="time" office:time-value="PT15H44M57.381S">
            <text:p>15:44:57.38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448">
            <text:p>448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50">
            <text:p>50</text:p>
          </table:table-cell>
          <table:table-cell office:value-type="time" office:time-value="PT15H44M57.832S">
            <text:p>15:44:57.83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51">
            <text:p>51</text:p>
          </table:table-cell>
          <table:table-cell office:value-type="time" office:time-value="PT15H44M56.924S">
            <text:p>15:44:56.9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do</text:p>
          </table:table-cell>
          <table:table-cell office:value-type="float" office:value="919">
            <text:p>919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2">
            <text:p>52</text:p>
          </table:table-cell>
          <table:table-cell office:value-type="time" office:time-value="PT15H44M57.842S">
            <text:p>15:44:57.84</text:p>
          </table:table-cell>
          <table:table-cell office:value-type="string">
            <text:p>Information Sharing for User Participants 1-8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53">
            <text:p>53</text:p>
          </table:table-cell>
          <table:table-cell office:value-type="time" office:time-value="PT15H44M57.361S">
            <text:p>15:44:57.36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do</text:p>
          </table:table-cell>
          <table:table-cell office:value-type="float" office:value="505">
            <text:p>505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4">
            <text:p>54</text:p>
          </table:table-cell>
          <table:table-cell office:value-type="time" office:time-value="PT15H44M57.319S">
            <text:p>15:44:57.32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552">
            <text:p>552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55">
            <text:p>55</text:p>
          </table:table-cell>
          <table:table-cell office:value-type="time" office:time-value="PT15H44M57.874S">
            <text:p>15:44:57.87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56">
            <text:p>56</text:p>
          </table:table-cell>
          <table:table-cell office:value-type="time" office:time-value="PT15H44M57.883S">
            <text:p>15:44:57.88</text:p>
          </table:table-cell>
          <table:table-cell office:value-type="string">
            <text:p>Information Sharing for User Participants 1-5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57">
            <text:p>57</text:p>
          </table:table-cell>
          <table:table-cell office:value-type="time" office:time-value="PT15H44M57.265S">
            <text:p>15:44:57.27</text:p>
          </table:table-cell>
          <table:table-cell office:value-type="string">
            <text:p>Information Sharing for User Participants 1-14</text:p>
          </table:table-cell>
          <table:table-cell office:value-type="string">
            <text:p>/;jsessionid=8950E2D367D406052CD72DBAD996E8B5</text:p>
          </table:table-cell>
          <table:table-cell office:value-type="float" office:value="664">
            <text:p>66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58">
            <text:p>58</text:p>
          </table:table-cell>
          <table:table-cell office:value-type="time" office:time-value="PT15H44M57.308S">
            <text:p>15:44:57.3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do</text:p>
          </table:table-cell>
          <table:table-cell office:value-type="float" office:value="644">
            <text:p>644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59">
            <text:p>59</text:p>
          </table:table-cell>
          <table:table-cell office:value-type="time" office:time-value="PT15H44M57.261S">
            <text:p>15:44:57.2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do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0">
            <text:p>60</text:p>
          </table:table-cell>
          <table:table-cell office:value-type="time" office:time-value="PT15H44M57.555S">
            <text:p>15:44:57.5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;jsessionid=8950E2D367D406052CD72DBAD996E8B5</text:p>
          </table:table-cell>
          <table:table-cell office:value-type="float" office:value="536">
            <text:p>53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1">
            <text:p>61</text:p>
          </table:table-cell>
          <table:table-cell office:value-type="time" office:time-value="PT15H44M57.585S">
            <text:p>15:44:57.5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;jsessionid=8950E2D367D406052CD72DBAD996E8B5</text:p>
          </table:table-cell>
          <table:table-cell office:value-type="float" office:value="540">
            <text:p>54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2">
            <text:p>62</text:p>
          </table:table-cell>
          <table:table-cell office:value-type="time" office:time-value="PT15H44M57.662S">
            <text:p>15:44:57.6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;jsessionid=8950E2D367D406052CD72DBAD996E8B5</text:p>
          </table:table-cell>
          <table:table-cell office:value-type="float" office:value="488">
            <text:p>48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3">
            <text:p>63</text:p>
          </table:table-cell>
          <table:table-cell office:value-type="time" office:time-value="PT15H44M57.198S">
            <text:p>15:44:57.20</text:p>
          </table:table-cell>
          <table:table-cell office:value-type="string">
            <text:p>Information Sharing for User Participants 1-4</text:p>
          </table:table-cell>
          <table:table-cell office:value-type="string">
            <text:p>/;jsessionid=8950E2D367D406052CD72DBAD996E8B5</text:p>
          </table:table-cell>
          <table:table-cell office:value-type="float" office:value="1092">
            <text:p>1092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64">
            <text:p>64</text:p>
          </table:table-cell>
          <table:table-cell office:value-type="time" office:time-value="PT15H44M57.211S">
            <text:p>15:44:57.2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do</text:p>
          </table:table-cell>
          <table:table-cell office:value-type="float" office:value="1093">
            <text:p>1093</text:p>
          </table:table-cell>
          <table:table-cell office:value-type="string">
            <text:p>Success</text:p>
          </table:table-cell>
          <table:table-cell office:value-type="float" office:value="26323">
            <text:p>26323</text:p>
          </table:table-cell>
          <table:table-cell table:number-columns-repeated="1017"/>
        </table:table-row>
        <table:table-row table:style-name="ro1">
          <table:table-cell office:value-type="float" office:value="65">
            <text:p>65</text:p>
          </table:table-cell>
          <table:table-cell office:value-type="time" office:time-value="PT15H44M57.946S">
            <text:p>15:44:57.95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370">
            <text:p>37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66">
            <text:p>66</text:p>
          </table:table-cell>
          <table:table-cell office:value-type="time" office:time-value="PT15H44M58.318S">
            <text:p>15:44:58.32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67">
            <text:p>67</text:p>
          </table:table-cell>
          <table:table-cell office:value-type="time" office:time-value="PT15H44M57.889S">
            <text:p>15:44:57.89</text:p>
          </table:table-cell>
          <table:table-cell office:value-type="string">
            <text:p>Information Sharing for User Participants 1-5</text:p>
          </table:table-cell>
          <table:table-cell office:value-type="string">
            <text:p>/home</text:p>
          </table:table-cell>
          <table:table-cell office:value-type="float" office:value="441">
            <text:p>44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68">
            <text:p>68</text:p>
          </table:table-cell>
          <table:table-cell office:value-type="time" office:time-value="PT15H44M58.328S">
            <text:p>15:44:58.33</text:p>
          </table:table-cell>
          <table:table-cell office:value-type="string">
            <text:p>Information Sharing for User Participants 1-14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69">
            <text:p>69</text:p>
          </table:table-cell>
          <table:table-cell office:value-type="time" office:time-value="PT15H44M57.845S">
            <text:p>15:44:57.8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;jsessionid=8950E2D367D406052CD72DBAD996E8B5</text:p>
          </table:table-cell>
          <table:table-cell office:value-type="float" office:value="501">
            <text:p>50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0">
            <text:p>70</text:p>
          </table:table-cell>
          <table:table-cell office:value-type="time" office:time-value="PT15H44M58.332S">
            <text:p>15:44:58.33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out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1">
            <text:p>71</text:p>
          </table:table-cell>
          <table:table-cell office:value-type="time" office:time-value="PT15H44M58.352S">
            <text:p>15:44:58.35</text:p>
          </table:table-cell>
          <table:table-cell office:value-type="string">
            <text:p>Information Sharing for User Participants 1-5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2">
            <text:p>72</text:p>
          </table:table-cell>
          <table:table-cell office:value-type="time" office:time-value="PT15H44M57.753S">
            <text:p>15:44:57.75</text:p>
          </table:table-cell>
          <table:table-cell office:value-type="string">
            <text:p>Information Sharing for User Participants 1-19</text:p>
          </table:table-cell>
          <table:table-cell office:value-type="string">
            <text:p>/;jsessionid=8950E2D367D406052CD72DBAD996E8B5</text:p>
          </table:table-cell>
          <table:table-cell office:value-type="float" office:value="607">
            <text:p>607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3">
            <text:p>73</text:p>
          </table:table-cell>
          <table:table-cell office:value-type="time" office:time-value="PT15H44M58.363S">
            <text:p>15:44:58.36</text:p>
          </table:table-cell>
          <table:table-cell office:value-type="string">
            <text:p>Information Sharing for User Participants 1-5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4">
            <text:p>74</text:p>
          </table:table-cell>
          <table:table-cell office:value-type="time" office:time-value="PT15H44M57.787S">
            <text:p>15:44:57.79</text:p>
          </table:table-cell>
          <table:table-cell office:value-type="string">
            <text:p>Information Sharing for User Participants 1-6</text:p>
          </table:table-cell>
          <table:table-cell office:value-type="string">
            <text:p>/home</text:p>
          </table:table-cell>
          <table:table-cell office:value-type="float" office:value="599">
            <text:p>59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75">
            <text:p>75</text:p>
          </table:table-cell>
          <table:table-cell office:value-type="time" office:time-value="PT15H44M58.388S">
            <text:p>15:44:58.39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6">
            <text:p>76</text:p>
          </table:table-cell>
          <table:table-cell office:value-type="time" office:time-value="PT15H44M57.869S">
            <text:p>15:44:57.87</text:p>
          </table:table-cell>
          <table:table-cell office:value-type="string">
            <text:p>Information Sharing for User Participants 1-18</text:p>
          </table:table-cell>
          <table:table-cell office:value-type="string">
            <text:p>/;jsessionid=8950E2D367D406052CD72DBAD996E8B5</text:p>
          </table:table-cell>
          <table:table-cell office:value-type="float" office:value="532">
            <text:p>53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77">
            <text:p>77</text:p>
          </table:table-cell>
          <table:table-cell office:value-type="time" office:time-value="PT15H44M58.399S">
            <text:p>15:44:58.40</text:p>
          </table:table-cell>
          <table:table-cell office:value-type="string">
            <text:p>Information Sharing for User Participants 1-6</text:p>
          </table:table-cell>
          <table:table-cell office:value-type="string">
            <text:p>/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8">
            <text:p>78</text:p>
          </table:table-cell>
          <table:table-cell office:value-type="time" office:time-value="PT15H44M58.413S">
            <text:p>15:44:58.41</text:p>
          </table:table-cell>
          <table:table-cell office:value-type="string">
            <text:p>Information Sharing for User Participants 1-6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79">
            <text:p>79</text:p>
          </table:table-cell>
          <table:table-cell office:value-type="time" office:time-value="PT15H44M57.749S">
            <text:p>15:44:57.75</text:p>
          </table:table-cell>
          <table:table-cell office:value-type="string">
            <text:p>Information Sharing for User Participants 1-7</text:p>
          </table:table-cell>
          <table:table-cell office:value-type="string">
            <text:p>/home</text:p>
          </table:table-cell>
          <table:table-cell office:value-type="float" office:value="671">
            <text:p>67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80">
            <text:p>80</text:p>
          </table:table-cell>
          <table:table-cell office:value-type="time" office:time-value="PT15H44M58.424S">
            <text:p>15:44:58.42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out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1">
            <text:p>81</text:p>
          </table:table-cell>
          <table:table-cell office:value-type="time" office:time-value="PT15H44M58.157S">
            <text:p>15:44:58.16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288">
            <text:p>28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82">
            <text:p>82</text:p>
          </table:table-cell>
          <table:table-cell office:value-type="time" office:time-value="PT15H44M58.448S">
            <text:p>15:44:58.45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83">
            <text:p>83</text:p>
          </table:table-cell>
          <table:table-cell office:value-type="time" office:time-value="PT15H44M58.438S">
            <text:p>15:44:58.44</text:p>
          </table:table-cell>
          <table:table-cell office:value-type="string">
            <text:p>Information Sharing for User Participants 1-7</text:p>
          </table:table-cell>
          <table:table-cell office:value-type="string">
            <text:p>/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4">
            <text:p>84</text:p>
          </table:table-cell>
          <table:table-cell office:value-type="time" office:time-value="PT15H44M57.741S">
            <text:p>15:44:57.74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740">
            <text:p>740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85">
            <text:p>85</text:p>
          </table:table-cell>
          <table:table-cell office:value-type="time" office:time-value="PT15H44M58.478S">
            <text:p>15:44:58.48</text:p>
          </table:table-cell>
          <table:table-cell office:value-type="string">
            <text:p>Information Sharing for User Participants 1-20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86">
            <text:p>86</text:p>
          </table:table-cell>
          <table:table-cell office:value-type="time" office:time-value="PT15H44M58.48S">
            <text:p>15:44:58.48</text:p>
          </table:table-cell>
          <table:table-cell office:value-type="string">
            <text:p>Information Sharing for User Participants 1-7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87">
            <text:p>87</text:p>
          </table:table-cell>
          <table:table-cell office:value-type="time" office:time-value="PT15H44M58.484S">
            <text:p>15:44:58.48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88">
            <text:p>88</text:p>
          </table:table-cell>
          <table:table-cell office:value-type="time" office:time-value="PT15H44M58.498S">
            <text:p>15:44:58.50</text:p>
          </table:table-cell>
          <table:table-cell office:value-type="string">
            <text:p>Information Sharing for User Participants 1-2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89">
            <text:p>89</text:p>
          </table:table-cell>
          <table:table-cell office:value-type="time" office:time-value="PT15H44M57.565S">
            <text:p>15:44:57.57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954">
            <text:p>954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0">
            <text:p>90</text:p>
          </table:table-cell>
          <table:table-cell office:value-type="time" office:time-value="PT15H44M57.849S">
            <text:p>15:44:57.85</text:p>
          </table:table-cell>
          <table:table-cell office:value-type="string">
            <text:p>Information Sharing for User Participants 1-8</text:p>
          </table:table-cell>
          <table:table-cell office:value-type="string">
            <text:p>/home</text:p>
          </table:table-cell>
          <table:table-cell office:value-type="float" office:value="685">
            <text:p>685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1">
            <text:p>91</text:p>
          </table:table-cell>
          <table:table-cell office:value-type="time" office:time-value="PT15H44M58.523S">
            <text:p>15:44:58.52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21">
            <text:p>21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92">
            <text:p>92</text:p>
          </table:table-cell>
          <table:table-cell office:value-type="time" office:time-value="PT15H44M57.478S">
            <text:p>15:44:57.48</text:p>
          </table:table-cell>
          <table:table-cell office:value-type="string">
            <text:p>Information Sharing for User Participants 1-12</text:p>
          </table:table-cell>
          <table:table-cell office:value-type="string">
            <text:p>/;jsessionid=8950E2D367D406052CD72DBAD996E8B5</text:p>
          </table:table-cell>
          <table:table-cell office:value-type="float" office:value="1072">
            <text:p>107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93">
            <text:p>93</text:p>
          </table:table-cell>
          <table:table-cell office:value-type="time" office:time-value="PT15H44M58.549S">
            <text:p>15:44:58.55</text:p>
          </table:table-cell>
          <table:table-cell office:value-type="string">
            <text:p>Information Sharing for User Participants 1-9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94">
            <text:p>94</text:p>
          </table:table-cell>
          <table:table-cell office:value-type="time" office:time-value="PT15H44M57.539S">
            <text:p>15:44:57.54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1022">
            <text:p>1022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95">
            <text:p>95</text:p>
          </table:table-cell>
          <table:table-cell office:value-type="time" office:time-value="PT15H44M58.537S">
            <text:p>15:44:58.54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out</text:p>
          </table:table-cell>
          <table:table-cell office:value-type="float" office:value="35">
            <text:p>3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96">
            <text:p>96</text:p>
          </table:table-cell>
          <table:table-cell office:value-type="time" office:time-value="PT15H44M58.563S">
            <text:p>15:44:58.56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97">
            <text:p>97</text:p>
          </table:table-cell>
          <table:table-cell office:value-type="time" office:time-value="PT15H44M57.955S">
            <text:p>15:44:57.96</text:p>
          </table:table-cell>
          <table:table-cell office:value-type="string">
            <text:p>Information Sharing for User Participants 1-17</text:p>
          </table:table-cell>
          <table:table-cell office:value-type="string">
            <text:p>/;jsessionid=8950E2D367D406052CD72DBAD996E8B5</text:p>
          </table:table-cell>
          <table:table-cell office:value-type="float" office:value="631">
            <text:p>63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98">
            <text:p>98</text:p>
          </table:table-cell>
          <table:table-cell office:value-type="time" office:time-value="PT15H44M58.585S">
            <text:p>15:44:58.59</text:p>
          </table:table-cell>
          <table:table-cell office:value-type="string">
            <text:p>Information Sharing for User Participants 1-1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99">
            <text:p>99</text:p>
          </table:table-cell>
          <table:table-cell office:value-type="time" office:time-value="PT15H44M58.576S">
            <text:p>15:44:58.58</text:p>
          </table:table-cell>
          <table:table-cell office:value-type="string">
            <text:p>Information Sharing for User Participants 1-8</text:p>
          </table:table-cell>
          <table:table-cell office:value-type="string">
            <text:p>/</text:p>
          </table:table-cell>
          <table:table-cell office:value-type="float" office:value="26">
            <text:p>2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0">
            <text:p>100</text:p>
          </table:table-cell>
          <table:table-cell office:value-type="time" office:time-value="PT15H44M57.24S">
            <text:p>15:44:57.24</text:p>
          </table:table-cell>
          <table:table-cell office:value-type="string">
            <text:p>Information Sharing for User Participants 1-3</text:p>
          </table:table-cell>
          <table:table-cell office:value-type="string">
            <text:p>/;jsessionid=8950E2D367D406052CD72DBAD996E8B5</text:p>
          </table:table-cell>
          <table:table-cell office:value-type="float" office:value="1372">
            <text:p>1372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01">
            <text:p>101</text:p>
          </table:table-cell>
          <table:table-cell office:value-type="time" office:time-value="PT15H44M58.614S">
            <text:p>15:44:58.61</text:p>
          </table:table-cell>
          <table:table-cell office:value-type="string">
            <text:p>Information Sharing for User Participants 1-8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02">
            <text:p>102</text:p>
          </table:table-cell>
          <table:table-cell office:value-type="time" office:time-value="PT15H44M58.006S">
            <text:p>15:44:58.01</text:p>
          </table:table-cell>
          <table:table-cell office:value-type="string">
            <text:p>Information Sharing for User Participants 1-16</text:p>
          </table:table-cell>
          <table:table-cell office:value-type="string">
            <text:p>/;jsessionid=8950E2D367D406052CD72DBAD996E8B5</text:p>
          </table:table-cell>
          <table:table-cell office:value-type="float" office:value="633">
            <text:p>63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3">
            <text:p>103</text:p>
          </table:table-cell>
          <table:table-cell office:value-type="time" office:time-value="PT15H44M58.094S">
            <text:p>15:44:58.09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562">
            <text:p>562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4">
            <text:p>104</text:p>
          </table:table-cell>
          <table:table-cell office:value-type="time" office:time-value="PT15H44M58.659S">
            <text:p>15:44:58.66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05">
            <text:p>105</text:p>
          </table:table-cell>
          <table:table-cell office:value-type="time" office:time-value="PT15H44M58.667S">
            <text:p>15:44:58.6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06">
            <text:p>106</text:p>
          </table:table-cell>
          <table:table-cell office:value-type="time" office:time-value="PT15H44M58.128S">
            <text:p>15:44:58.13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554">
            <text:p>55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07">
            <text:p>107</text:p>
          </table:table-cell>
          <table:table-cell office:value-type="time" office:time-value="PT15H44M58.685S">
            <text:p>15:44:58.6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08">
            <text:p>108</text:p>
          </table:table-cell>
          <table:table-cell office:value-type="time" office:time-value="PT15H44M58.693S">
            <text:p>15:44:58.69</text:p>
          </table:table-cell>
          <table:table-cell office:value-type="string">
            <text:p>Information Sharing for User Participants 1-11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09">
            <text:p>109</text:p>
          </table:table-cell>
          <table:table-cell office:value-type="time" office:time-value="PT15H44M58.349S">
            <text:p>15:44:58.35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65">
            <text:p>36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0">
            <text:p>110</text:p>
          </table:table-cell>
          <table:table-cell office:value-type="time" office:time-value="PT15H44M58.716S">
            <text:p>15:44:58.72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11">
            <text:p>111</text:p>
          </table:table-cell>
          <table:table-cell office:value-type="time" office:time-value="PT15H44M58.725S">
            <text:p>15:44:58.7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participants</text:p>
          </table:table-cell>
          <table:table-cell office:value-type="float" office:value="3">
            <text:p>3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12">
            <text:p>112</text:p>
          </table:table-cell>
          <table:table-cell office:value-type="time" office:time-value="PT15H44M58.311S">
            <text:p>15:44:58.31</text:p>
          </table:table-cell>
          <table:table-cell office:value-type="string">
            <text:p>Information Sharing for User Participants 1-15</text:p>
          </table:table-cell>
          <table:table-cell office:value-type="string">
            <text:p>/;jsessionid=8950E2D367D406052CD72DBAD996E8B5</text:p>
          </table:table-cell>
          <table:table-cell office:value-type="float" office:value="446">
            <text:p>44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3">
            <text:p>113</text:p>
          </table:table-cell>
          <table:table-cell office:value-type="time" office:time-value="PT15H44M58.336S">
            <text:p>15:44:58.34</text:p>
          </table:table-cell>
          <table:table-cell office:value-type="string">
            <text:p>Information Sharing for User Participants 1-14</text:p>
          </table:table-cell>
          <table:table-cell office:value-type="string">
            <text:p>/home</text:p>
          </table:table-cell>
          <table:table-cell office:value-type="float" office:value="454">
            <text:p>45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4">
            <text:p>114</text:p>
          </table:table-cell>
          <table:table-cell office:value-type="time" office:time-value="PT15H44M58.792S">
            <text:p>15:44:58.79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out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5">
            <text:p>115</text:p>
          </table:table-cell>
          <table:table-cell office:value-type="time" office:time-value="PT15H44M58.802S">
            <text:p>15:44:58.80</text:p>
          </table:table-cell>
          <table:table-cell office:value-type="string">
            <text:p>Information Sharing for User Participants 1-14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6">
            <text:p>116</text:p>
          </table:table-cell>
          <table:table-cell office:value-type="time" office:time-value="PT15H44M58.808S">
            <text:p>15:44:58.81</text:p>
          </table:table-cell>
          <table:table-cell office:value-type="string">
            <text:p>Information Sharing for User Participants 1-14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17">
            <text:p>117</text:p>
          </table:table-cell>
          <table:table-cell office:value-type="time" office:time-value="PT15H44M58.366S">
            <text:p>15:44:58.3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455">
            <text:p>45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8">
            <text:p>118</text:p>
          </table:table-cell>
          <table:table-cell office:value-type="time" office:time-value="PT15H44M58.405S">
            <text:p>15:44:58.4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426">
            <text:p>42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19">
            <text:p>119</text:p>
          </table:table-cell>
          <table:table-cell office:value-type="time" office:time-value="PT15H44M58.828S">
            <text:p>15:44:58.83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20">
            <text:p>120</text:p>
          </table:table-cell>
          <table:table-cell office:value-type="time" office:time-value="PT15H44M58.843S">
            <text:p>15:44:58.84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21">
            <text:p>121</text:p>
          </table:table-cell>
          <table:table-cell office:value-type="time" office:time-value="PT15H44M58.488S">
            <text:p>15:44:58.49</text:p>
          </table:table-cell>
          <table:table-cell office:value-type="string">
            <text:p>Information Sharing for User Participants 1-20</text:p>
          </table:table-cell>
          <table:table-cell office:value-type="string">
            <text:p>/home</text:p>
          </table:table-cell>
          <table:table-cell office:value-type="float" office:value="374">
            <text:p>374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22">
            <text:p>122</text:p>
          </table:table-cell>
          <table:table-cell office:value-type="time" office:time-value="PT15H44M58.902S">
            <text:p>15:44:58.9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23">
            <text:p>123</text:p>
          </table:table-cell>
          <table:table-cell office:value-type="time" office:time-value="PT15H44M58.514S">
            <text:p>15:44:58.51</text:p>
          </table:table-cell>
          <table:table-cell office:value-type="string">
            <text:p>Information Sharing for User Participants 1-2</text:p>
          </table:table-cell>
          <table:table-cell office:value-type="string">
            <text:p>/home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24">
            <text:p>124</text:p>
          </table:table-cell>
          <table:table-cell office:value-type="time" office:time-value="PT15H44M58.908S">
            <text:p>15:44:58.9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25">
            <text:p>125</text:p>
          </table:table-cell>
          <table:table-cell office:value-type="time" office:time-value="PT15H44M58.903S">
            <text:p>15:44:58.90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6">
            <text:p>126</text:p>
          </table:table-cell>
          <table:table-cell office:value-type="time" office:time-value="PT15H44M58.924S">
            <text:p>15:44:58.92</text:p>
          </table:table-cell>
          <table:table-cell office:value-type="string">
            <text:p>Information Sharing for User Participants 1-20</text:p>
          </table:table-cell>
          <table:table-cell office:value-type="string">
            <text:p>/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7">
            <text:p>127</text:p>
          </table:table-cell>
          <table:table-cell office:value-type="time" office:time-value="PT15H44M58.558S">
            <text:p>15:44:58.56</text:p>
          </table:table-cell>
          <table:table-cell office:value-type="string">
            <text:p>Information Sharing for User Participants 1-9</text:p>
          </table:table-cell>
          <table:table-cell office:value-type="string">
            <text:p>/home</text:p>
          </table:table-cell>
          <table:table-cell office:value-type="float" office:value="381">
            <text:p>38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28">
            <text:p>128</text:p>
          </table:table-cell>
          <table:table-cell office:value-type="time" office:time-value="PT15H44M58.918S">
            <text:p>15:44:58.92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out</text:p>
          </table:table-cell>
          <table:table-cell office:value-type="float" office:value="27">
            <text:p>2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29">
            <text:p>129</text:p>
          </table:table-cell>
          <table:table-cell office:value-type="time" office:time-value="PT15H44M58.938S">
            <text:p>15:44:58.94</text:p>
          </table:table-cell>
          <table:table-cell office:value-type="string">
            <text:p>Information Sharing for User Participants 1-20</text:p>
          </table:table-cell>
          <table:table-cell office:value-type="string">
            <text:p>/login.html</text:p>
          </table:table-cell>
          <table:table-cell office:value-type="float" office:value="29">
            <text:p>2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0">
            <text:p>130</text:p>
          </table:table-cell>
          <table:table-cell office:value-type="time" office:time-value="PT15H44M58.56S">
            <text:p>15:44:58.56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408">
            <text:p>40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31">
            <text:p>131</text:p>
          </table:table-cell>
          <table:table-cell office:value-type="time" office:time-value="PT15H44M58.617S">
            <text:p>15:44:58.62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399">
            <text:p>39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32">
            <text:p>132</text:p>
          </table:table-cell>
          <table:table-cell office:value-type="time" office:time-value="PT15H44M58.611S">
            <text:p>15:44:58.61</text:p>
          </table:table-cell>
          <table:table-cell office:value-type="string">
            <text:p>Information Sharing for User Participants 1-1</text:p>
          </table:table-cell>
          <table:table-cell office:value-type="string">
            <text:p>/home</text:p>
          </table:table-cell>
          <table:table-cell office:value-type="float" office:value="409">
            <text:p>409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33">
            <text:p>133</text:p>
          </table:table-cell>
          <table:table-cell office:value-type="time" office:time-value="PT15H44M59.015S">
            <text:p>15:44:59.02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11">
            <text:p>11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34">
            <text:p>134</text:p>
          </table:table-cell>
          <table:table-cell office:value-type="time" office:time-value="PT15H44M58.641S">
            <text:p>15:44:58.64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388">
            <text:p>388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35">
            <text:p>135</text:p>
          </table:table-cell>
          <table:table-cell office:value-type="time" office:time-value="PT15H44M59.003S">
            <text:p>15:44:59.00</text:p>
          </table:table-cell>
          <table:table-cell office:value-type="string">
            <text:p>Information Sharing for User Participants 1-2</text:p>
          </table:table-cell>
          <table:table-cell office:value-type="string">
            <text:p>/</text:p>
          </table:table-cell>
          <table:table-cell office:value-type="float" office:value="40">
            <text:p>4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36">
            <text:p>136</text:p>
          </table:table-cell>
          <table:table-cell office:value-type="time" office:time-value="PT15H44M59.038S">
            <text:p>15:44:59.04</text:p>
          </table:table-cell>
          <table:table-cell office:value-type="string">
            <text:p>Information Sharing for User Participants 1-12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37">
            <text:p>137</text:p>
          </table:table-cell>
          <table:table-cell office:value-type="time" office:time-value="PT15H44M59.032S">
            <text:p>15:44:59.03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17">
            <text:p>17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38">
            <text:p>138</text:p>
          </table:table-cell>
          <table:table-cell office:value-type="time" office:time-value="PT15H44M59.019S">
            <text:p>15:44:59.02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4">
            <text:p>24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139">
            <text:p>139</text:p>
          </table:table-cell>
          <table:table-cell office:value-type="time" office:time-value="PT15H44M59.058S">
            <text:p>15:44:59.06</text:p>
          </table:table-cell>
          <table:table-cell office:value-type="string">
            <text:p>Information Sharing for User Participants 1-16</text:p>
          </table:table-cell>
          <table:table-cell office:value-type="string">
            <text:p>/participants</text:p>
          </table:table-cell>
          <table:table-cell office:value-type="float" office:value="5">
            <text:p>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40">
            <text:p>140</text:p>
          </table:table-cell>
          <table:table-cell office:value-type="time" office:time-value="PT15H44M58.966S">
            <text:p>15:44:58.97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out</text:p>
          </table:table-cell>
          <table:table-cell office:value-type="float" office:value="100">
            <text:p>10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1">
            <text:p>141</text:p>
          </table:table-cell>
          <table:table-cell office:value-type="time" office:time-value="PT15H44M58.676S">
            <text:p>15:44:58.6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home</text:p>
          </table:table-cell>
          <table:table-cell office:value-type="float" office:value="371">
            <text:p>37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2">
            <text:p>142</text:p>
          </table:table-cell>
          <table:table-cell office:value-type="time" office:time-value="PT15H44M59.046S">
            <text:p>15:44:59.05</text:p>
          </table:table-cell>
          <table:table-cell office:value-type="string">
            <text:p>Information Sharing for User Participants 1-2</text:p>
          </table:table-cell>
          <table:table-cell office:value-type="string">
            <text:p>/login.html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3">
            <text:p>143</text:p>
          </table:table-cell>
          <table:table-cell office:value-type="time" office:time-value="PT15H44M59.025S">
            <text:p>15:44:59.0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out</text:p>
          </table:table-cell>
          <table:table-cell office:value-type="float" office:value="58">
            <text:p>5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4">
            <text:p>144</text:p>
          </table:table-cell>
          <table:table-cell office:value-type="time" office:time-value="PT15H44M58.731S">
            <text:p>15:44:58.7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home</text:p>
          </table:table-cell>
          <table:table-cell office:value-type="float" office:value="355">
            <text:p>35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5">
            <text:p>145</text:p>
          </table:table-cell>
          <table:table-cell office:value-type="time" office:time-value="PT15H44M59.069S">
            <text:p>15:44:59.07</text:p>
          </table:table-cell>
          <table:table-cell office:value-type="string">
            <text:p>Information Sharing for User Participants 1-3</text:p>
          </table:table-cell>
          <table:table-cell office:value-type="string">
            <text:p>/participants</text:p>
          </table:table-cell>
          <table:table-cell office:value-type="float" office:value="25">
            <text:p>25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46">
            <text:p>146</text:p>
          </table:table-cell>
          <table:table-cell office:value-type="time" office:time-value="PT15H44M58.7S">
            <text:p>15:44:58.7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home</text:p>
          </table:table-cell>
          <table:table-cell office:value-type="float" office:value="395">
            <text:p>395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47">
            <text:p>147</text:p>
          </table:table-cell>
          <table:table-cell office:value-type="time" office:time-value="PT15H44M59.068S">
            <text:p>15:44:59.07</text:p>
          </table:table-cell>
          <table:table-cell office:value-type="string">
            <text:p>Information Sharing for User Participants 1-9</text:p>
          </table:table-cell>
          <table:table-cell office:value-type="string">
            <text:p>/</text:p>
          </table:table-cell>
          <table:table-cell office:value-type="float" office:value="34">
            <text:p>3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8">
            <text:p>148</text:p>
          </table:table-cell>
          <table:table-cell office:value-type="time" office:time-value="PT15H44M59.088S">
            <text:p>15:44:59.09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out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49">
            <text:p>149</text:p>
          </table:table-cell>
          <table:table-cell office:value-type="time" office:time-value="PT15H44M59.106S">
            <text:p>15:44:59.11</text:p>
          </table:table-cell>
          <table:table-cell office:value-type="string">
            <text:p>Information Sharing for User Participants 1-9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0">
            <text:p>150</text:p>
          </table:table-cell>
          <table:table-cell office:value-type="time" office:time-value="PT15H44M59.085S">
            <text:p>15:44:59.09</text:p>
          </table:table-cell>
          <table:table-cell office:value-type="string">
            <text:p>Information Sharing for User Participants 1-1</text:p>
          </table:table-cell>
          <table:table-cell office:value-type="string">
            <text:p>/</text:p>
          </table:table-cell>
          <table:table-cell office:value-type="float" office:value="30">
            <text:p>3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1">
            <text:p>151</text:p>
          </table:table-cell>
          <table:table-cell office:value-type="time" office:time-value="PT15H44M59.075S">
            <text:p>15:44:59.08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out</text:p>
          </table:table-cell>
          <table:table-cell office:value-type="float" office:value="46">
            <text:p>4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2">
            <text:p>152</text:p>
          </table:table-cell>
          <table:table-cell office:value-type="time" office:time-value="PT15H44M59.11S">
            <text:p>15:44:59.11</text:p>
          </table:table-cell>
          <table:table-cell office:value-type="string">
            <text:p>Information Sharing for User Participants 1-10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3">
            <text:p>153</text:p>
          </table:table-cell>
          <table:table-cell office:value-type="time" office:time-value="PT15H44M58.293S">
            <text:p>15:44:58.29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825">
            <text:p>825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54">
            <text:p>154</text:p>
          </table:table-cell>
          <table:table-cell office:value-type="time" office:time-value="PT15H44M58.76S">
            <text:p>15:44:58.7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369">
            <text:p>369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55">
            <text:p>155</text:p>
          </table:table-cell>
          <table:table-cell office:value-type="time" office:time-value="PT15H44M59.101S">
            <text:p>15:44:59.10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out</text:p>
          </table:table-cell>
          <table:table-cell office:value-type="float" office:value="33">
            <text:p>3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6">
            <text:p>156</text:p>
          </table:table-cell>
          <table:table-cell office:value-type="time" office:time-value="PT15H44M59.131S">
            <text:p>15:44:59.13</text:p>
          </table:table-cell>
          <table:table-cell office:value-type="string">
            <text:p>Information Sharing for User Participants 1-10</text:p>
          </table:table-cell>
          <table:table-cell office:value-type="string">
            <text:p>/login.html</text:p>
          </table:table-cell>
          <table:table-cell office:value-type="float" office:value="2">
            <text:p>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57">
            <text:p>157</text:p>
          </table:table-cell>
          <table:table-cell office:value-type="time" office:time-value="PT15H44M59.137S">
            <text:p>15:44:59.14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4793">
            <text:p>14793</text:p>
          </table:table-cell>
          <table:table-cell table:number-columns-repeated="1017"/>
        </table:table-row>
        <table:table-row table:style-name="ro1">
          <table:table-cell office:value-type="float" office:value="158">
            <text:p>158</text:p>
          </table:table-cell>
          <table:table-cell office:value-type="time" office:time-value="PT15H44M59.138S">
            <text:p>15:44:59.14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4795">
            <text:p>14795</text:p>
          </table:table-cell>
          <table:table-cell table:number-columns-repeated="1017"/>
        </table:table-row>
        <table:table-row table:style-name="ro1">
          <table:table-cell office:value-type="float" office:value="159">
            <text:p>159</text:p>
          </table:table-cell>
          <table:table-cell office:value-type="time" office:time-value="PT15H44M59.142S">
            <text:p>15:44:59.14</text:p>
          </table:table-cell>
          <table:table-cell office:value-type="string">
            <text:p>Information Sharing for User Participants 1-11</text:p>
          </table:table-cell>
          <table:table-cell office:value-type="string">
            <text:p>/</text:p>
          </table:table-cell>
          <table:table-cell office:value-type="float" office:value="13">
            <text:p>1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0">
            <text:p>160</text:p>
          </table:table-cell>
          <table:table-cell office:value-type="time" office:time-value="PT15H44M59.152S">
            <text:p>15:44:59.15</text:p>
          </table:table-cell>
          <table:table-cell office:value-type="string">
            <text:p>Information Sharing for User Participants 1-4</text:p>
          </table:table-cell>
          <table:table-cell office:value-type="string">
            <text:p>/participants</text:p>
          </table:table-cell>
          <table:table-cell office:value-type="float" office:value="6">
            <text:p>6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61">
            <text:p>161</text:p>
          </table:table-cell>
          <table:table-cell office:value-type="time" office:time-value="PT15H44M59.156S">
            <text:p>15:44:59.1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participants</text:p>
          </table:table-cell>
          <table:table-cell office:value-type="float" office:value="4">
            <text:p>4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62">
            <text:p>162</text:p>
          </table:table-cell>
          <table:table-cell office:value-type="time" office:time-value="PT15H44M59.157S">
            <text:p>15:44:59.16</text:p>
          </table:table-cell>
          <table:table-cell office:value-type="string">
            <text:p>Information Sharing for User Participants 1-11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3">
            <text:p>163</text:p>
          </table:table-cell>
          <table:table-cell office:value-type="time" office:time-value="PT15H44M58.912S">
            <text:p>15:44:58.91</text:p>
          </table:table-cell>
          <table:table-cell office:value-type="string">
            <text:p>Information Sharing for User Participants 1-19</text:p>
          </table:table-cell>
          <table:table-cell office:value-type="string">
            <text:p>/home</text:p>
          </table:table-cell>
          <table:table-cell office:value-type="float" office:value="251">
            <text:p>25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4">
            <text:p>164</text:p>
          </table:table-cell>
          <table:table-cell office:value-type="time" office:time-value="PT15H44M59.13S">
            <text:p>15:44:59.13</text:p>
          </table:table-cell>
          <table:table-cell office:value-type="string">
            <text:p>Information Sharing for User Participants 1-13</text:p>
          </table:table-cell>
          <table:table-cell office:value-type="string">
            <text:p>/</text:p>
          </table:table-cell>
          <table:table-cell office:value-type="float" office:value="38">
            <text:p>3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5">
            <text:p>165</text:p>
          </table:table-cell>
          <table:table-cell office:value-type="time" office:time-value="PT15H44M58.921S">
            <text:p>15:44:58.92</text:p>
          </table:table-cell>
          <table:table-cell office:value-type="string">
            <text:p>Information Sharing for User Participants 1-18</text:p>
          </table:table-cell>
          <table:table-cell office:value-type="string">
            <text:p>/home</text:p>
          </table:table-cell>
          <table:table-cell office:value-type="float" office:value="261">
            <text:p>26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6">
            <text:p>166</text:p>
          </table:table-cell>
          <table:table-cell office:value-type="time" office:time-value="PT15H44M59.127S">
            <text:p>15:44:59.13</text:p>
          </table:table-cell>
          <table:table-cell office:value-type="string">
            <text:p>Information Sharing for User Participants 1-1</text:p>
          </table:table-cell>
          <table:table-cell office:value-type="string">
            <text:p>/login.html</text:p>
          </table:table-cell>
          <table:table-cell office:value-type="float" office:value="55">
            <text:p>5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7">
            <text:p>167</text:p>
          </table:table-cell>
          <table:table-cell office:value-type="time" office:time-value="PT15H44M59.173S">
            <text:p>15:44:59.17</text:p>
          </table:table-cell>
          <table:table-cell office:value-type="string">
            <text:p>Information Sharing for User Participants 1-13</text:p>
          </table:table-cell>
          <table:table-cell office:value-type="string">
            <text:p>/login.html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68">
            <text:p>168</text:p>
          </table:table-cell>
          <table:table-cell office:value-type="time" office:time-value="PT15H44M58.589S">
            <text:p>15:44:58.5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603">
            <text:p>603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69">
            <text:p>169</text:p>
          </table:table-cell>
          <table:table-cell office:value-type="time" office:time-value="PT15H44M59.169S">
            <text:p>15:44:59.17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out</text:p>
          </table:table-cell>
          <table:table-cell office:value-type="float" office:value="28">
            <text:p>2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0">
            <text:p>170</text:p>
          </table:table-cell>
          <table:table-cell office:value-type="time" office:time-value="PT15H44M59.194S">
            <text:p>15:44:59.19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4794">
            <text:p>14794</text:p>
          </table:table-cell>
          <table:table-cell table:number-columns-repeated="1017"/>
        </table:table-row>
        <table:table-row table:style-name="ro1">
          <table:table-cell office:value-type="float" office:value="171">
            <text:p>171</text:p>
          </table:table-cell>
          <table:table-cell office:value-type="time" office:time-value="PT15H44M59.188S">
            <text:p>15:44:59.19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2">
            <text:p>172</text:p>
          </table:table-cell>
          <table:table-cell office:value-type="time" office:time-value="PT15H44M59.205S">
            <text:p>15:44:59.21</text:p>
          </table:table-cell>
          <table:table-cell office:value-type="string">
            <text:p>Information Sharing for User Participants 1-17</text:p>
          </table:table-cell>
          <table:table-cell office:value-type="string">
            <text:p>/participants</text:p>
          </table:table-cell>
          <table:table-cell office:value-type="float" office:value="7">
            <text:p>7</text:p>
          </table:table-cell>
          <table:table-cell office:value-type="string">
            <text:p>Warning</text:p>
          </table:table-cell>
          <table:table-cell office:value-type="float" office:value="659">
            <text:p>659</text:p>
          </table:table-cell>
          <table:table-cell table:number-columns-repeated="1017"/>
        </table:table-row>
        <table:table-row table:style-name="ro1">
          <table:table-cell office:value-type="float" office:value="173">
            <text:p>173</text:p>
          </table:table-cell>
          <table:table-cell office:value-type="time" office:time-value="PT15H44M59.199S">
            <text:p>15:44:59.20</text:p>
          </table:table-cell>
          <table:table-cell office:value-type="string">
            <text:p>Information Sharing for User Participants 1-19</text:p>
          </table:table-cell>
          <table:table-cell office:value-type="string">
            <text:p>/</text:p>
          </table:table-cell>
          <table:table-cell office:value-type="float" office:value="20">
            <text:p>2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4">
            <text:p>174</text:p>
          </table:table-cell>
          <table:table-cell office:value-type="time" office:time-value="PT15H44M59.211S">
            <text:p>15:44:59.21</text:p>
          </table:table-cell>
          <table:table-cell office:value-type="string">
            <text:p>Information Sharing for User Participants 1-18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5">
            <text:p>175</text:p>
          </table:table-cell>
          <table:table-cell office:value-type="time" office:time-value="PT15H44M59.046S">
            <text:p>15:44:59.0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home</text:p>
          </table:table-cell>
          <table:table-cell office:value-type="float" office:value="176">
            <text:p>176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76">
            <text:p>176</text:p>
          </table:table-cell>
          <table:table-cell office:value-type="time" office:time-value="PT15H44M59.222S">
            <text:p>15:44:59.22</text:p>
          </table:table-cell>
          <table:table-cell office:value-type="string">
            <text:p>Information Sharing for User Participants 1-19</text:p>
          </table:table-cell>
          <table:table-cell office:value-type="string">
            <text:p>/login.html</text:p>
          </table:table-cell>
          <table:table-cell office:value-type="float" office:value="9">
            <text:p>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7">
            <text:p>177</text:p>
          </table:table-cell>
          <table:table-cell office:value-type="time" office:time-value="PT15H44M59.229S">
            <text:p>15:44:59.23</text:p>
          </table:table-cell>
          <table:table-cell office:value-type="string">
            <text:p>Information Sharing for User Participants 1-18</text:p>
          </table:table-cell>
          <table:table-cell office:value-type="string">
            <text:p>/login.html</text:p>
          </table:table-cell>
          <table:table-cell office:value-type="float" office:value="5">
            <text:p>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78">
            <text:p>178</text:p>
          </table:table-cell>
          <table:table-cell office:value-type="time" office:time-value="PT15H44M59.065S">
            <text:p>15:44:59.0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home</text:p>
          </table:table-cell>
          <table:table-cell office:value-type="float" office:value="177">
            <text:p>177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79">
            <text:p>179</text:p>
          </table:table-cell>
          <table:table-cell office:value-type="time" office:time-value="PT15H44M59.231S">
            <text:p>15:44:59.23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out</text:p>
          </table:table-cell>
          <table:table-cell office:value-type="float" office:value="14">
            <text:p>1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0">
            <text:p>180</text:p>
          </table:table-cell>
          <table:table-cell office:value-type="time" office:time-value="PT15H44M59.251S">
            <text:p>15:44:59.25</text:p>
          </table:table-cell>
          <table:table-cell office:value-type="string">
            <text:p>Information Sharing for User Participants 1-12</text:p>
          </table:table-cell>
          <table:table-cell office:value-type="string">
            <text:p>/</text:p>
          </table:table-cell>
          <table:table-cell office:value-type="float" office:value="10">
            <text:p>10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1">
            <text:p>181</text:p>
          </table:table-cell>
          <table:table-cell office:value-type="time" office:time-value="PT15H44M59.245S">
            <text:p>15:44:59.25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out</text:p>
          </table:table-cell>
          <table:table-cell office:value-type="float" office:value="18">
            <text:p>1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2">
            <text:p>182</text:p>
          </table:table-cell>
          <table:table-cell office:value-type="time" office:time-value="PT15H44M59.266S">
            <text:p>15:44:59.27</text:p>
          </table:table-cell>
          <table:table-cell office:value-type="string">
            <text:p>Information Sharing for User Participants 1-12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3">
            <text:p>183</text:p>
          </table:table-cell>
          <table:table-cell office:value-type="time" office:time-value="PT15H44M59.265S">
            <text:p>15:44:59.2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4">
            <text:p>184</text:p>
          </table:table-cell>
          <table:table-cell office:value-type="time" office:time-value="PT15H44M59.273S">
            <text:p>15:44:59.27</text:p>
          </table:table-cell>
          <table:table-cell office:value-type="string">
            <text:p>Information Sharing for User Participants 1-16</text:p>
          </table:table-cell>
          <table:table-cell office:value-type="string">
            <text:p>/login.html</text:p>
          </table:table-cell>
          <table:table-cell office:value-type="float" office:value="7">
            <text:p>7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5">
            <text:p>185</text:p>
          </table:table-cell>
          <table:table-cell office:value-type="time" office:time-value="PT15H44M59.162S">
            <text:p>15:44:59.16</text:p>
          </table:table-cell>
          <table:table-cell office:value-type="string">
            <text:p>Information Sharing for User Participants 1-15</text:p>
          </table:table-cell>
          <table:table-cell office:value-type="string">
            <text:p>/home</text:p>
          </table:table-cell>
          <table:table-cell office:value-type="float" office:value="121">
            <text:p>121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6">
            <text:p>186</text:p>
          </table:table-cell>
          <table:table-cell office:value-type="time" office:time-value="PT15H44M59.161S">
            <text:p>15:44:59.16</text:p>
          </table:table-cell>
          <table:table-cell office:value-type="string">
            <text:p>Information Sharing for User Participants 1-4</text:p>
          </table:table-cell>
          <table:table-cell office:value-type="string">
            <text:p>/home</text:p>
          </table:table-cell>
          <table:table-cell office:value-type="float" office:value="141">
            <text:p>141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87">
            <text:p>187</text:p>
          </table:table-cell>
          <table:table-cell office:value-type="time" office:time-value="PT15H44M59.218S">
            <text:p>15:44:59.22</text:p>
          </table:table-cell>
          <table:table-cell office:value-type="string">
            <text:p>Information Sharing for User Participants 1-17</text:p>
          </table:table-cell>
          <table:table-cell office:value-type="string">
            <text:p>/home</text:p>
          </table:table-cell>
          <table:table-cell office:value-type="float" office:value="110">
            <text:p>110</text:p>
          </table:table-cell>
          <table:table-cell office:value-type="string">
            <text:p>Success</text:p>
          </table:table-cell>
          <table:table-cell office:value-type="float" office:value="26364">
            <text:p>26364</text:p>
          </table:table-cell>
          <table:table-cell table:number-columns-repeated="1017"/>
        </table:table-row>
        <table:table-row table:style-name="ro1">
          <table:table-cell office:value-type="float" office:value="188">
            <text:p>188</text:p>
          </table:table-cell>
          <table:table-cell office:value-type="time" office:time-value="PT15H44M59.286S">
            <text:p>15:44:59.29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out</text:p>
          </table:table-cell>
          <table:table-cell office:value-type="float" office:value="44">
            <text:p>4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89">
            <text:p>189</text:p>
          </table:table-cell>
          <table:table-cell office:value-type="time" office:time-value="PT15H44M59.332S">
            <text:p>15:44:59.33</text:p>
          </table:table-cell>
          <table:table-cell office:value-type="string">
            <text:p>Information Sharing for User Participants 1-15</text:p>
          </table:table-cell>
          <table:table-cell office:value-type="string">
            <text:p>/</text:p>
          </table:table-cell>
          <table:table-cell office:value-type="float" office:value="12">
            <text:p>1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0">
            <text:p>190</text:p>
          </table:table-cell>
          <table:table-cell office:value-type="time" office:time-value="PT15H44M59.304S">
            <text:p>15:44:59.30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out</text:p>
          </table:table-cell>
          <table:table-cell office:value-type="float" office:value="43">
            <text:p>4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1">
            <text:p>191</text:p>
          </table:table-cell>
          <table:table-cell office:value-type="time" office:time-value="PT15H44M59.329S">
            <text:p>15:44:59.33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out</text:p>
          </table:table-cell>
          <table:table-cell office:value-type="float" office:value="22">
            <text:p>22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2">
            <text:p>192</text:p>
          </table:table-cell>
          <table:table-cell office:value-type="time" office:time-value="PT15H44M59.347S">
            <text:p>15:44:59.35</text:p>
          </table:table-cell>
          <table:table-cell office:value-type="string">
            <text:p>Information Sharing for User Participants 1-15</text:p>
          </table:table-cell>
          <table:table-cell office:value-type="string">
            <text:p>/login.html</text:p>
          </table:table-cell>
          <table:table-cell office:value-type="float" office:value="6">
            <text:p>6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3">
            <text:p>193</text:p>
          </table:table-cell>
          <table:table-cell office:value-type="time" office:time-value="PT15H44M59.35S">
            <text:p>15:44:59.35</text:p>
          </table:table-cell>
          <table:table-cell office:value-type="string">
            <text:p>Information Sharing for User Participants 1-4</text:p>
          </table:table-cell>
          <table:table-cell office:value-type="string">
            <text:p>/</text:p>
          </table:table-cell>
          <table:table-cell office:value-type="float" office:value="15">
            <text:p>15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4">
            <text:p>194</text:p>
          </table:table-cell>
          <table:table-cell office:value-type="time" office:time-value="PT15H44M59.353S">
            <text:p>15:44:59.35</text:p>
          </table:table-cell>
          <table:table-cell office:value-type="string">
            <text:p>Information Sharing for User Participants 1-17</text:p>
          </table:table-cell>
          <table:table-cell office:value-type="string">
            <text:p>/</text:p>
          </table:table-cell>
          <table:table-cell office:value-type="float" office:value="19">
            <text:p>1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5">
            <text:p>195</text:p>
          </table:table-cell>
          <table:table-cell office:value-type="time" office:time-value="PT15H44M59.367S">
            <text:p>15:44:59.37</text:p>
          </table:table-cell>
          <table:table-cell office:value-type="string">
            <text:p>Information Sharing for User Participants 1-4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6">
            <text:p>196</text:p>
          </table:table-cell>
          <table:table-cell office:value-type="time" office:time-value="PT15H44M59.374S">
            <text:p>15:44:59.37</text:p>
          </table:table-cell>
          <table:table-cell office:value-type="string">
            <text:p>Information Sharing for User Participants 1-17</text:p>
          </table:table-cell>
          <table:table-cell office:value-type="string">
            <text:p>/login.html</text:p>
          </table:table-cell>
          <table:table-cell office:value-type="float" office:value="8">
            <text:p>8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7">
            <text:p>197</text:p>
          </table:table-cell>
          <table:table-cell office:value-type="time" office:time-value="PT15H44M59.101S">
            <text:p>15:44:59.10</text:p>
          </table:table-cell>
          <table:table-cell office:value-type="string">
            <text:p>Information Sharing for User Participants 1-3</text:p>
          </table:table-cell>
          <table:table-cell office:value-type="string">
            <text:p>/home</text:p>
          </table:table-cell>
          <table:table-cell office:value-type="float" office:value="297">
            <text:p>297</text:p>
          </table:table-cell>
          <table:table-cell office:value-type="string">
            <text:p>Success</text:p>
          </table:table-cell>
          <table:table-cell office:value-type="float" office:value="26365">
            <text:p>26365</text:p>
          </table:table-cell>
          <table:table-cell table:number-columns-repeated="1017"/>
        </table:table-row>
        <table:table-row table:style-name="ro1">
          <table:table-cell office:value-type="float" office:value="198">
            <text:p>198</text:p>
          </table:table-cell>
          <table:table-cell office:value-type="time" office:time-value="PT15H44M59.4S">
            <text:p>15:44:59.40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out</text:p>
          </table:table-cell>
          <table:table-cell office:value-type="float" office:value="109">
            <text:p>109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199">
            <text:p>199</text:p>
          </table:table-cell>
          <table:table-cell office:value-type="time" office:time-value="PT15H44M59.525S">
            <text:p>15:44:59.53</text:p>
          </table:table-cell>
          <table:table-cell office:value-type="string">
            <text:p>Information Sharing for User Participants 1-3</text:p>
          </table:table-cell>
          <table:table-cell office:value-type="string">
            <text:p>/</text:p>
          </table:table-cell>
          <table:table-cell office:value-type="float" office:value="4">
            <text:p>4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  <table:table-row table:style-name="ro1">
          <table:table-cell office:value-type="float" office:value="200">
            <text:p>200</text:p>
          </table:table-cell>
          <table:table-cell office:value-type="time" office:time-value="PT15H44M59.53S">
            <text:p>15:44:59.53</text:p>
          </table:table-cell>
          <table:table-cell office:value-type="string">
            <text:p>Information Sharing for User Participants 1-3</text:p>
          </table:table-cell>
          <table:table-cell office:value-type="string">
            <text:p>/login.html</text:p>
          </table:table-cell>
          <table:table-cell office:value-type="float" office:value="3">
            <text:p>3</text:p>
          </table:table-cell>
          <table:table-cell office:value-type="string">
            <text:p>Success</text:p>
          </table:table-cell>
          <table:table-cell office:value-type="float" office:value="1301">
            <text:p>1301</text:p>
          </table:table-cell>
          <table:table-cell table:number-columns-repeated="101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6">09/16/2011</text:date>, <text:time>16:0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16T16:05:29.55</dc:date>
    <meta:document-statistic meta:table-count="1" meta:cell-count="1407" meta:object-count="0"/>
    <meta:generator>OpenOffice.org/3.2$Win32 OpenOffice.org_project/320m12$Build-9483</meta:generator>
  </office:meta>
</office:document-meta>
</file>